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30.29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4.5mm"/>
    </style:style>
    <style:style style:name="co11" style:family="table-column">
      <style:table-column-properties fo:break-before="auto" style:column-width="23.2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21.8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37.09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29.62mm"/>
    </style:style>
    <style:style style:name="co18" style:family="table-column">
      <style:table-column-properties fo:break-before="auto" style:column-width="27.57mm"/>
    </style:style>
    <style:style style:name="co19" style:family="table-column">
      <style:table-column-properties fo:break-before="auto" style:column-width="7.25mm"/>
    </style:style>
    <style:style style:name="co20" style:family="table-column">
      <style:table-column-properties fo:break-before="auto" style:column-width="36.62mm"/>
    </style:style>
    <style:style style:name="co21" style:family="table-column">
      <style:table-column-properties fo:break-before="auto" style:column-width="36.34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24.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41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49" style:family="table-cell" style:parent-style-name="Default" style:data-style-name="N36"/>
    <style:style style:name="ce47" style:family="table-cell" style:parent-style-name="Default" style:data-style-name="N39"/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4" style:family="table-cell" style:parent-style-name="Default">
      <style:table-cell-properties fo:background-color="#ccffcc"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2" table:number-columns-repeated="2" table:default-cell-style-name="Default"/>
        <table:table-column table:style-name="co13" table:default-cell-style-name="ce2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" table:number-columns-repeated="1001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 table:formula="of:=DATEDIF([.F2];[.$N$2];&quot;d&quot;)" office:value-type="float" office:value="11837" calcext:value-type="float">
            <text:p>11837</text:p>
          </table:table-cell>
          <table:table-cell table:style-name="ce41" table:formula="of:=IF(AND([.J2]&gt;8000;[.J2]&lt;9500);30%;IF([.J2]&gt;9500;40%; ))" office:value-type="percentage" office:value="0.4" calcext:value-type="percentage">
            <text:p>40,00%</text:p>
          </table:table-cell>
          <table:table-cell table:style-name="ce16"/>
          <table:table-cell table:style-name="ce45"/>
          <table:table-cell table:style-name="ce49" table:formula="of:=TODAY()" office:value-type="date" office:date-value="2019-05-22" calcext:value-type="date">
            <text:p>22.05.2019</text:p>
          </table:table-cell>
          <table:table-cell table:number-columns-repeated="10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 table:formula="of:=DATEDIF([.F3];[.$N$2];&quot;d&quot;)" office:value-type="float" office:value="12374" calcext:value-type="float">
            <text:p>12374</text:p>
          </table:table-cell>
          <table:table-cell table:style-name="ce41" table:formula="of:=IF(AND([.J3]&gt;8000;[.J3]&lt;9500);30%;IF([.J3]&gt;9500;40%; ))" office:value-type="percentage" office:value="0.4" calcext:value-type="percentage">
            <text:p>40,00%</text:p>
          </table:table-cell>
          <table:table-cell table:style-name="ce16" table:number-columns-repeated="2"/>
          <table:table-cell table:number-columns-repeated="4"/>
          <table:table-cell table:style-name="ce4" office:value-type="string" calcext:value-type="string">
            <text:p>ODDZIAŁ</text:p>
          </table:table-cell>
          <table:table-cell/>
          <table:table-cell table:style-name="ce4" office:value-type="string" calcext:value-type="string">
            <text:p>DEPART</text:p>
          </table:table-cell>
          <table:table-cell/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ODDZIAŁ</text:p>
          </table:table-cell>
          <table:table-cell table:number-columns-repeated="100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 table:formula="of:=DATEDIF([.F4];[.$N$2];&quot;d&quot;)" office:value-type="float" office:value="10527" calcext:value-type="float">
            <text:p>10527</text:p>
          </table:table-cell>
          <table:table-cell table:style-name="ce41" table:formula="of:=IF(AND([.J4]&gt;8000;[.J4]&lt;9500);30%;IF([.J4]&gt;9500;40%; ))" office:value-type="percentage" office:value="0.4" calcext:value-type="percentage">
            <text:p>40,00%</text:p>
          </table:table-cell>
          <table:table-cell table:style-name="ce16" table:number-columns-repeated="2"/>
          <table:table-cell table:number-columns-repeated="4"/>
          <table:table-cell office:value-type="string" calcext:value-type="string">
            <text:p>Niemcy</text:p>
          </table:table-cell>
          <table:table-cell/>
          <table:table-cell office:value-type="string" calcext:value-type="string">
            <text:p>Rajdy Wodne</text:p>
          </table:table-cell>
          <table:table-cell/>
          <table:table-cell office:value-type="string" calcext:value-type="string">
            <text:p>Rajdy Dorosłych</text:p>
          </table:table-cell>
          <table:table-cell office:value-type="string" calcext:value-type="string">
            <text:p>Australia</text:p>
          </table:table-cell>
          <table:table-cell table:number-columns-repeated="100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 table:formula="of:=DATEDIF([.F5];[.$N$2];&quot;d&quot;)" office:value-type="float" office:value="11306" calcext:value-type="float">
            <text:p>11306</text:p>
          </table:table-cell>
          <table:table-cell table:style-name="ce41" table:formula="of:=IF(AND([.J5]&gt;8000;[.J5]&lt;9500);30%;IF([.J5]&gt;9500;40%; ))" office:value-type="percentage" office:value="0.4" calcext:value-type="percentage">
            <text:p>40,00%</text:p>
          </table:table-cell>
          <table:table-cell table:style-name="ce17"/>
          <table:table-cell table:style-name="ce19"/>
          <table:table-cell table:number-columns-repeated="10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 table:formula="of:=DATEDIF([.F6];[.$N$2];&quot;d&quot;)" office:value-type="float" office:value="13098" calcext:value-type="float">
            <text:p>13098</text:p>
          </table:table-cell>
          <table:table-cell table:style-name="ce41" table:formula="of:=IF(AND([.J6]&gt;8000;[.J6]&lt;9500);30%;IF([.J6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3"/>
          <table:table-cell table:style-name="ce4"/>
          <table:table-cell table:number-columns-repeated="100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 table:formula="of:=DATEDIF([.F7];[.$N$2];&quot;d&quot;)" office:value-type="float" office:value="11674" calcext:value-type="float">
            <text:p>11674</text:p>
          </table:table-cell>
          <table:table-cell table:style-name="ce41" table:formula="of:=IF(AND([.J7]&gt;8000;[.J7]&lt;9500);30%;IF([.J7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 table:formula="of:=DATEDIF([.F8];[.$N$2];&quot;d&quot;)" office:value-type="float" office:value="11042" calcext:value-type="float">
            <text:p>11042</text:p>
          </table:table-cell>
          <table:table-cell table:style-name="ce41" table:formula="of:=IF(AND([.J8]&gt;8000;[.J8]&lt;9500);30%;IF([.J8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 table:formula="of:=DATEDIF([.F9];[.$N$2];&quot;d&quot;)" office:value-type="float" office:value="13186" calcext:value-type="float">
            <text:p>13186</text:p>
          </table:table-cell>
          <table:table-cell table:style-name="ce41" table:formula="of:=IF(AND([.J9]&gt;8000;[.J9]&lt;9500);30%;IF([.J9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3"/>
          <table:table-cell table:style-name="ce8" office:value-type="string" calcext:value-type="string">
            <text:p>PŁACA BRUTTO</text:p>
          </table:table-cell>
          <table:table-cell/>
          <table:table-cell table:style-name="ce8" office:value-type="string" calcext:value-type="string">
            <text:p>PREMIA</text:p>
          </table:table-cell>
          <table:table-cell table:number-columns-repeated="100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 table:formula="of:=DATEDIF([.F10];[.$N$2];&quot;d&quot;)" office:value-type="float" office:value="10702" calcext:value-type="float">
            <text:p>10702</text:p>
          </table:table-cell>
          <table:table-cell table:style-name="ce41" table:formula="of:=IF(AND([.J10]&gt;8000;[.J10]&lt;9500);30%;IF([.J10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3"/>
          <table:table-cell office:value-type="string" calcext:value-type="string">
            <text:p>&gt;300</text:p>
          </table:table-cell>
          <table:table-cell table:number-columns-repeated="1007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 table:formula="of:=DATEDIF([.F11];[.$N$2];&quot;d&quot;)" office:value-type="float" office:value="10370" calcext:value-type="float">
            <text:p>10370</text:p>
          </table:table-cell>
          <table:table-cell table:style-name="ce41" table:formula="of:=IF(AND([.J11]&gt;8000;[.J11]&lt;9500);30%;IF([.J11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 table:formula="of:=DATEDIF([.F12];[.$N$2];&quot;d&quot;)" office:value-type="float" office:value="12705" calcext:value-type="float">
            <text:p>12705</text:p>
          </table:table-cell>
          <table:table-cell table:style-name="ce41" table:formula="of:=IF(AND([.J12]&gt;8000;[.J12]&lt;9500);30%;IF([.J12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 table:formula="of:=DATEDIF([.F13];[.$N$2];&quot;d&quot;)" office:value-type="float" office:value="10639" calcext:value-type="float">
            <text:p>10639</text:p>
          </table:table-cell>
          <table:table-cell table:style-name="ce41" table:formula="of:=IF(AND([.J13]&gt;8000;[.J13]&lt;9500);30%;IF([.J13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 table:formula="of:=DATEDIF([.F14];[.$N$2];&quot;d&quot;)" office:value-type="float" office:value="12535" calcext:value-type="float">
            <text:p>12535</text:p>
          </table:table-cell>
          <table:table-cell table:style-name="ce41" table:formula="of:=IF(AND([.J14]&gt;8000;[.J14]&lt;9500);30%;IF([.J14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 table:formula="of:=DATEDIF([.F15];[.$N$2];&quot;d&quot;)" office:value-type="float" office:value="11332" calcext:value-type="float">
            <text:p>11332</text:p>
          </table:table-cell>
          <table:table-cell table:style-name="ce41" table:formula="of:=IF(AND([.J15]&gt;8000;[.J15]&lt;9500);30%;IF([.J15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 table:formula="of:=DATEDIF([.F16];[.$N$2];&quot;d&quot;)" office:value-type="float" office:value="11669" calcext:value-type="float">
            <text:p>11669</text:p>
          </table:table-cell>
          <table:table-cell table:style-name="ce41" table:formula="of:=IF(AND([.J16]&gt;8000;[.J16]&lt;9500);30%;IF([.J16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 table:formula="of:=DATEDIF([.F17];[.$N$2];&quot;d&quot;)" office:value-type="float" office:value="11911" calcext:value-type="float">
            <text:p>11911</text:p>
          </table:table-cell>
          <table:table-cell table:style-name="ce41" table:formula="of:=IF(AND([.J17]&gt;8000;[.J17]&lt;9500);30%;IF([.J17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 table:formula="of:=DATEDIF([.F18];[.$N$2];&quot;d&quot;)" office:value-type="float" office:value="12433" calcext:value-type="float">
            <text:p>12433</text:p>
          </table:table-cell>
          <table:table-cell table:style-name="ce41" table:formula="of:=IF(AND([.J18]&gt;8000;[.J18]&lt;9500);30%;IF([.J18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 table:formula="of:=DATEDIF([.F19];[.$N$2];&quot;d&quot;)" office:value-type="float" office:value="11477" calcext:value-type="float">
            <text:p>11477</text:p>
          </table:table-cell>
          <table:table-cell table:style-name="ce41" table:formula="of:=IF(AND([.J19]&gt;8000;[.J19]&lt;9500);30%;IF([.J19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 table:formula="of:=DATEDIF([.F20];[.$N$2];&quot;d&quot;)" office:value-type="float" office:value="11656" calcext:value-type="float">
            <text:p>11656</text:p>
          </table:table-cell>
          <table:table-cell table:style-name="ce41" table:formula="of:=IF(AND([.J20]&gt;8000;[.J20]&lt;9500);30%;IF([.J20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 table:formula="of:=DATEDIF([.F21];[.$N$2];&quot;d&quot;)" office:value-type="float" office:value="11993" calcext:value-type="float">
            <text:p>11993</text:p>
          </table:table-cell>
          <table:table-cell table:style-name="ce41" table:formula="of:=IF(AND([.J21]&gt;8000;[.J21]&lt;9500);30%;IF([.J21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 table:formula="of:=DATEDIF([.F22];[.$N$2];&quot;d&quot;)" office:value-type="float" office:value="12878" calcext:value-type="float">
            <text:p>12878</text:p>
          </table:table-cell>
          <table:table-cell table:style-name="ce41" table:formula="of:=IF(AND([.J22]&gt;8000;[.J22]&lt;9500);30%;IF([.J22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3"/>
          <table:table-cell table:number-columns-repeated="2" table:style-name="ce4" office:value-type="string" calcext:value-type="string">
            <text:p>DATA ZATR.</text:p>
          </table:table-cell>
          <table:table-cell table:number-columns-repeated="1006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 table:formula="of:=DATEDIF([.F23];[.$N$2];&quot;d&quot;)" office:value-type="float" office:value="12893" calcext:value-type="float">
            <text:p>12893</text:p>
          </table:table-cell>
          <table:table-cell table:style-name="ce41" table:formula="of:=IF(AND([.J23]&gt;8000;[.J23]&lt;9500);30%;IF([.J23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3"/>
          <table:table-cell table:style-name="ce47" office:value-type="string" calcext:value-type="string">
            <text:p>&gt;=1 I 88</text:p>
          </table:table-cell>
          <table:table-cell table:style-name="ce47" office:value-type="string" calcext:value-type="string">
            <text:p>&lt;=31 XII 90</text:p>
          </table:table-cell>
          <table:table-cell table:number-columns-repeated="1006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 table:formula="of:=DATEDIF([.F24];[.$N$2];&quot;d&quot;)" office:value-type="float" office:value="13954" calcext:value-type="float">
            <text:p>13954</text:p>
          </table:table-cell>
          <table:table-cell table:style-name="ce41" table:formula="of:=IF(AND([.J24]&gt;8000;[.J24]&lt;9500);30%;IF([.J24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 table:formula="of:=DATEDIF([.F25];[.$N$2];&quot;d&quot;)" office:value-type="float" office:value="12827" calcext:value-type="float">
            <text:p>12827</text:p>
          </table:table-cell>
          <table:table-cell table:style-name="ce41" table:formula="of:=IF(AND([.J25]&gt;8000;[.J25]&lt;9500);30%;IF([.J25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 table:formula="of:=DATEDIF([.F26];[.$N$2];&quot;d&quot;)" office:value-type="float" office:value="10780" calcext:value-type="float">
            <text:p>10780</text:p>
          </table:table-cell>
          <table:table-cell table:style-name="ce41" table:formula="of:=IF(AND([.J26]&gt;8000;[.J26]&lt;9500);30%;IF([.J26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 table:formula="of:=DATEDIF([.F27];[.$N$2];&quot;d&quot;)" office:value-type="float" office:value="10153" calcext:value-type="float">
            <text:p>10153</text:p>
          </table:table-cell>
          <table:table-cell table:style-name="ce41" table:formula="of:=IF(AND([.J27]&gt;8000;[.J27]&lt;9500);30%;IF([.J27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 table:formula="of:=DATEDIF([.F28];[.$N$2];&quot;d&quot;)" office:value-type="float" office:value="12248" calcext:value-type="float">
            <text:p>12248</text:p>
          </table:table-cell>
          <table:table-cell table:style-name="ce41" table:formula="of:=IF(AND([.J28]&gt;8000;[.J28]&lt;9500);30%;IF([.J28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 table:formula="of:=DATEDIF([.F29];[.$N$2];&quot;d&quot;)" office:value-type="float" office:value="13030" calcext:value-type="float">
            <text:p>13030</text:p>
          </table:table-cell>
          <table:table-cell table:style-name="ce41" table:formula="of:=IF(AND([.J29]&gt;8000;[.J29]&lt;9500);30%;IF([.J29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 table:formula="of:=DATEDIF([.F30];[.$N$2];&quot;d&quot;)" office:value-type="float" office:value="12696" calcext:value-type="float">
            <text:p>12696</text:p>
          </table:table-cell>
          <table:table-cell table:style-name="ce41" table:formula="of:=IF(AND([.J30]&gt;8000;[.J30]&lt;9500);30%;IF([.J30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 table:style-name="ce11" table:formula="of:=DATEDIF([.F31];[.$N$2];&quot;d&quot;)" office:value-type="float" office:value="12690" calcext:value-type="float">
            <text:p>12690</text:p>
          </table:table-cell>
          <table:table-cell table:style-name="ce41" table:formula="of:=IF(AND([.J31]&gt;8000;[.J31]&lt;9500);30%;IF([.J31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 table:style-name="ce11" table:formula="of:=DATEDIF([.F32];[.$N$2];&quot;d&quot;)" office:value-type="float" office:value="10752" calcext:value-type="float">
            <text:p>10752</text:p>
          </table:table-cell>
          <table:table-cell table:style-name="ce41" table:formula="of:=IF(AND([.J32]&gt;8000;[.J32]&lt;9500);30%;IF([.J32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 table:style-name="ce11" table:formula="of:=DATEDIF([.F33];[.$N$2];&quot;d&quot;)" office:value-type="float" office:value="10333" calcext:value-type="float">
            <text:p>10333</text:p>
          </table:table-cell>
          <table:table-cell table:style-name="ce41" table:formula="of:=IF(AND([.J33]&gt;8000;[.J33]&lt;9500);30%;IF([.J33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 table:style-name="ce11" table:formula="of:=DATEDIF([.F34];[.$N$2];&quot;d&quot;)" office:value-type="float" office:value="10510" calcext:value-type="float">
            <text:p>10510</text:p>
          </table:table-cell>
          <table:table-cell table:style-name="ce41" table:formula="of:=IF(AND([.J34]&gt;8000;[.J34]&lt;9500);30%;IF([.J34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 table:style-name="ce11" table:formula="of:=DATEDIF([.F35];[.$N$2];&quot;d&quot;)" office:value-type="float" office:value="11155" calcext:value-type="float">
            <text:p>11155</text:p>
          </table:table-cell>
          <table:table-cell table:style-name="ce41" table:formula="of:=IF(AND([.J35]&gt;8000;[.J35]&lt;9500);30%;IF([.J35]&gt;9500;40%; ))" office:value-type="percentage" office:value="0.4" calcext:value-type="percentage">
            <text:p>40,00%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 table:style-name="ce11" table:formula="of:=DATEDIF([.F36];[.$N$2];&quot;d&quot;)" office:value-type="float" office:value="11501" calcext:value-type="float">
            <text:p>11501</text:p>
          </table:table-cell>
          <table:table-cell table:style-name="ce41" table:formula="of:=IF(AND([.J36]&gt;8000;[.J36]&lt;9500);30%;IF([.J36]&gt;9500;40%; ))" office:value-type="percentage" office:value="0.4" calcext:value-type="percentage">
            <text:p>40,00%</text:p>
          </table:table-cell>
          <table:table-cell table:style-name="ce16"/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 table:style-name="ce11" table:formula="of:=DATEDIF([.F37];[.$N$2];&quot;d&quot;)" office:value-type="float" office:value="12044" calcext:value-type="float">
            <text:p>12044</text:p>
          </table:table-cell>
          <table:table-cell table:style-name="ce41" table:formula="of:=IF(AND([.J37]&gt;8000;[.J37]&lt;9500);30%;IF([.J37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 table:style-name="ce11" table:formula="of:=DATEDIF([.F38];[.$N$2];&quot;d&quot;)" office:value-type="float" office:value="11578" calcext:value-type="float">
            <text:p>11578</text:p>
          </table:table-cell>
          <table:table-cell table:style-name="ce41" table:formula="of:=IF(AND([.J38]&gt;8000;[.J38]&lt;9500);30%;IF([.J38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 table:style-name="ce11" table:formula="of:=DATEDIF([.F39];[.$N$2];&quot;d&quot;)" office:value-type="float" office:value="13123" calcext:value-type="float">
            <text:p>13123</text:p>
          </table:table-cell>
          <table:table-cell table:style-name="ce41" table:formula="of:=IF(AND([.J39]&gt;8000;[.J39]&lt;9500);30%;IF([.J39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 table:style-name="ce11" table:formula="of:=DATEDIF([.F40];[.$N$2];&quot;d&quot;)" office:value-type="float" office:value="10872" calcext:value-type="float">
            <text:p>10872</text:p>
          </table:table-cell>
          <table:table-cell table:style-name="ce41" table:formula="of:=IF(AND([.J40]&gt;8000;[.J40]&lt;9500);30%;IF([.J40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 table:style-name="ce11" table:formula="of:=DATEDIF([.F41];[.$N$2];&quot;d&quot;)" office:value-type="float" office:value="11522" calcext:value-type="float">
            <text:p>11522</text:p>
          </table:table-cell>
          <table:table-cell table:style-name="ce41" table:formula="of:=IF(AND([.J41]&gt;8000;[.J41]&lt;9500);30%;IF([.J41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 table:style-name="ce11" table:formula="of:=DATEDIF([.F42];[.$N$2];&quot;d&quot;)" office:value-type="float" office:value="12056" calcext:value-type="float">
            <text:p>12056</text:p>
          </table:table-cell>
          <table:table-cell table:style-name="ce41" table:formula="of:=IF(AND([.J42]&gt;8000;[.J42]&lt;9500);30%;IF([.J42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 table:style-name="ce11" table:formula="of:=DATEDIF([.F43];[.$N$2];&quot;d&quot;)" office:value-type="float" office:value="13644" calcext:value-type="float">
            <text:p>13644</text:p>
          </table:table-cell>
          <table:table-cell table:style-name="ce41" table:formula="of:=IF(AND([.J43]&gt;8000;[.J43]&lt;9500);30%;IF([.J43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 table:style-name="ce11" table:formula="of:=DATEDIF([.F44];[.$N$2];&quot;d&quot;)" office:value-type="float" office:value="12113" calcext:value-type="float">
            <text:p>12113</text:p>
          </table:table-cell>
          <table:table-cell table:style-name="ce41" table:formula="of:=IF(AND([.J44]&gt;8000;[.J44]&lt;9500);30%;IF([.J44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 table:style-name="ce11" table:formula="of:=DATEDIF([.F45];[.$N$2];&quot;d&quot;)" office:value-type="float" office:value="11856" calcext:value-type="float">
            <text:p>11856</text:p>
          </table:table-cell>
          <table:table-cell table:style-name="ce41" table:formula="of:=IF(AND([.J45]&gt;8000;[.J45]&lt;9500);30%;IF([.J45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 table:style-name="ce11" table:formula="of:=DATEDIF([.F46];[.$N$2];&quot;d&quot;)" office:value-type="float" office:value="12644" calcext:value-type="float">
            <text:p>12644</text:p>
          </table:table-cell>
          <table:table-cell table:style-name="ce41" table:formula="of:=IF(AND([.J46]&gt;8000;[.J46]&lt;9500);30%;IF([.J46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 table:style-name="ce11" table:formula="of:=DATEDIF([.F47];[.$N$2];&quot;d&quot;)" office:value-type="float" office:value="11100" calcext:value-type="float">
            <text:p>11100</text:p>
          </table:table-cell>
          <table:table-cell table:style-name="ce41" table:formula="of:=IF(AND([.J47]&gt;8000;[.J47]&lt;9500);30%;IF([.J47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 table:style-name="ce11" table:formula="of:=DATEDIF([.F48];[.$N$2];&quot;d&quot;)" office:value-type="float" office:value="12099" calcext:value-type="float">
            <text:p>12099</text:p>
          </table:table-cell>
          <table:table-cell table:style-name="ce41" table:formula="of:=IF(AND([.J48]&gt;8000;[.J48]&lt;9500);30%;IF([.J48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 table:style-name="ce11" table:formula="of:=DATEDIF([.F49];[.$N$2];&quot;d&quot;)" office:value-type="float" office:value="11684" calcext:value-type="float">
            <text:p>11684</text:p>
          </table:table-cell>
          <table:table-cell table:style-name="ce41" table:formula="of:=IF(AND([.J49]&gt;8000;[.J49]&lt;9500);30%;IF([.J49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 table:style-name="ce11" table:formula="of:=DATEDIF([.F50];[.$N$2];&quot;d&quot;)" office:value-type="float" office:value="11493" calcext:value-type="float">
            <text:p>11493</text:p>
          </table:table-cell>
          <table:table-cell table:style-name="ce41" table:formula="of:=IF(AND([.J50]&gt;8000;[.J50]&lt;9500);30%;IF([.J50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 table:style-name="ce11" table:formula="of:=DATEDIF([.F51];[.$N$2];&quot;d&quot;)" office:value-type="float" office:value="11917" calcext:value-type="float">
            <text:p>11917</text:p>
          </table:table-cell>
          <table:table-cell table:style-name="ce41" table:formula="of:=IF(AND([.J51]&gt;8000;[.J51]&lt;9500);30%;IF([.J51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 table:style-name="ce11" table:formula="of:=DATEDIF([.F52];[.$N$2];&quot;d&quot;)" office:value-type="float" office:value="12823" calcext:value-type="float">
            <text:p>12823</text:p>
          </table:table-cell>
          <table:table-cell table:style-name="ce41" table:formula="of:=IF(AND([.J52]&gt;8000;[.J52]&lt;9500);30%;IF([.J52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 table:style-name="ce11" table:formula="of:=DATEDIF([.F53];[.$N$2];&quot;d&quot;)" office:value-type="float" office:value="11529" calcext:value-type="float">
            <text:p>11529</text:p>
          </table:table-cell>
          <table:table-cell table:style-name="ce41" table:formula="of:=IF(AND([.J53]&gt;8000;[.J53]&lt;9500);30%;IF([.J53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 table:style-name="ce11" table:formula="of:=DATEDIF([.F54];[.$N$2];&quot;d&quot;)" office:value-type="float" office:value="12180" calcext:value-type="float">
            <text:p>12180</text:p>
          </table:table-cell>
          <table:table-cell table:style-name="ce41" table:formula="of:=IF(AND([.J54]&gt;8000;[.J54]&lt;9500);30%;IF([.J54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 table:style-name="ce11" table:formula="of:=DATEDIF([.F55];[.$N$2];&quot;d&quot;)" office:value-type="float" office:value="11912" calcext:value-type="float">
            <text:p>11912</text:p>
          </table:table-cell>
          <table:table-cell table:style-name="ce41" table:formula="of:=IF(AND([.J55]&gt;8000;[.J55]&lt;9500);30%;IF([.J55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 table:style-name="ce11" table:formula="of:=DATEDIF([.F56];[.$N$2];&quot;d&quot;)" office:value-type="float" office:value="11306" calcext:value-type="float">
            <text:p>11306</text:p>
          </table:table-cell>
          <table:table-cell table:style-name="ce41" table:formula="of:=IF(AND([.J56]&gt;8000;[.J56]&lt;9500);30%;IF([.J56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 table:style-name="ce11" table:formula="of:=DATEDIF([.F57];[.$N$2];&quot;d&quot;)" office:value-type="float" office:value="10346" calcext:value-type="float">
            <text:p>10346</text:p>
          </table:table-cell>
          <table:table-cell table:style-name="ce41" table:formula="of:=IF(AND([.J57]&gt;8000;[.J57]&lt;9500);30%;IF([.J57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 table:style-name="ce11" table:formula="of:=DATEDIF([.F58];[.$N$2];&quot;d&quot;)" office:value-type="float" office:value="13795" calcext:value-type="float">
            <text:p>13795</text:p>
          </table:table-cell>
          <table:table-cell table:style-name="ce41" table:formula="of:=IF(AND([.J58]&gt;8000;[.J58]&lt;9500);30%;IF([.J58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 table:style-name="ce11" table:formula="of:=DATEDIF([.F59];[.$N$2];&quot;d&quot;)" office:value-type="float" office:value="10772" calcext:value-type="float">
            <text:p>10772</text:p>
          </table:table-cell>
          <table:table-cell table:style-name="ce41" table:formula="of:=IF(AND([.J59]&gt;8000;[.J59]&lt;9500);30%;IF([.J59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 table:style-name="ce11" table:formula="of:=DATEDIF([.F60];[.$N$2];&quot;d&quot;)" office:value-type="float" office:value="11818" calcext:value-type="float">
            <text:p>11818</text:p>
          </table:table-cell>
          <table:table-cell table:style-name="ce41" table:formula="of:=IF(AND([.J60]&gt;8000;[.J60]&lt;9500);30%;IF([.J60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 table:style-name="ce11" table:formula="of:=DATEDIF([.F61];[.$N$2];&quot;d&quot;)" office:value-type="float" office:value="12027" calcext:value-type="float">
            <text:p>12027</text:p>
          </table:table-cell>
          <table:table-cell table:style-name="ce41" table:formula="of:=IF(AND([.J61]&gt;8000;[.J61]&lt;9500);30%;IF([.J61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 table:style-name="ce11" table:formula="of:=DATEDIF([.F62];[.$N$2];&quot;d&quot;)" office:value-type="float" office:value="11681" calcext:value-type="float">
            <text:p>11681</text:p>
          </table:table-cell>
          <table:table-cell table:style-name="ce41" table:formula="of:=IF(AND([.J62]&gt;8000;[.J62]&lt;9500);30%;IF([.J62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 table:style-name="ce11" table:formula="of:=DATEDIF([.F63];[.$N$2];&quot;d&quot;)" office:value-type="float" office:value="10982" calcext:value-type="float">
            <text:p>10982</text:p>
          </table:table-cell>
          <table:table-cell table:style-name="ce41" table:formula="of:=IF(AND([.J63]&gt;8000;[.J63]&lt;9500);30%;IF([.J63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 table:style-name="ce11" table:formula="of:=DATEDIF([.F64];[.$N$2];&quot;d&quot;)" office:value-type="float" office:value="13468" calcext:value-type="float">
            <text:p>13468</text:p>
          </table:table-cell>
          <table:table-cell table:style-name="ce41" table:formula="of:=IF(AND([.J64]&gt;8000;[.J64]&lt;9500);30%;IF([.J64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 table:style-name="ce11" table:formula="of:=DATEDIF([.F65];[.$N$2];&quot;d&quot;)" office:value-type="float" office:value="11137" calcext:value-type="float">
            <text:p>11137</text:p>
          </table:table-cell>
          <table:table-cell table:style-name="ce41" table:formula="of:=IF(AND([.J65]&gt;8000;[.J65]&lt;9500);30%;IF([.J65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 table:style-name="ce11" table:formula="of:=DATEDIF([.F66];[.$N$2];&quot;d&quot;)" office:value-type="float" office:value="12163" calcext:value-type="float">
            <text:p>12163</text:p>
          </table:table-cell>
          <table:table-cell table:style-name="ce41" table:formula="of:=IF(AND([.J66]&gt;8000;[.J66]&lt;9500);30%;IF([.J66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 table:style-name="ce11" table:formula="of:=DATEDIF([.F67];[.$N$2];&quot;d&quot;)" office:value-type="float" office:value="12839" calcext:value-type="float">
            <text:p>12839</text:p>
          </table:table-cell>
          <table:table-cell table:style-name="ce41" table:formula="of:=IF(AND([.J67]&gt;8000;[.J67]&lt;9500);30%;IF([.J67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 table:style-name="ce11" table:formula="of:=DATEDIF([.F68];[.$N$2];&quot;d&quot;)" office:value-type="float" office:value="11489" calcext:value-type="float">
            <text:p>11489</text:p>
          </table:table-cell>
          <table:table-cell table:style-name="ce41" table:formula="of:=IF(AND([.J68]&gt;8000;[.J68]&lt;9500);30%;IF([.J68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 table:style-name="ce11" table:formula="of:=DATEDIF([.F69];[.$N$2];&quot;d&quot;)" office:value-type="float" office:value="10812" calcext:value-type="float">
            <text:p>10812</text:p>
          </table:table-cell>
          <table:table-cell table:style-name="ce41" table:formula="of:=IF(AND([.J69]&gt;8000;[.J69]&lt;9500);30%;IF([.J69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 table:style-name="ce11" table:formula="of:=DATEDIF([.F70];[.$N$2];&quot;d&quot;)" office:value-type="float" office:value="10296" calcext:value-type="float">
            <text:p>10296</text:p>
          </table:table-cell>
          <table:table-cell table:style-name="ce41" table:formula="of:=IF(AND([.J70]&gt;8000;[.J70]&lt;9500);30%;IF([.J70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 table:style-name="ce11" table:formula="of:=DATEDIF([.F71];[.$N$2];&quot;d&quot;)" office:value-type="float" office:value="10768" calcext:value-type="float">
            <text:p>10768</text:p>
          </table:table-cell>
          <table:table-cell table:style-name="ce41" table:formula="of:=IF(AND([.J71]&gt;8000;[.J71]&lt;9500);30%;IF([.J71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 table:style-name="ce11" table:formula="of:=DATEDIF([.F72];[.$N$2];&quot;d&quot;)" office:value-type="float" office:value="10215" calcext:value-type="float">
            <text:p>10215</text:p>
          </table:table-cell>
          <table:table-cell table:style-name="ce41" table:formula="of:=IF(AND([.J72]&gt;8000;[.J72]&lt;9500);30%;IF([.J72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 table:style-name="ce11" table:formula="of:=DATEDIF([.F73];[.$N$2];&quot;d&quot;)" office:value-type="float" office:value="11918" calcext:value-type="float">
            <text:p>11918</text:p>
          </table:table-cell>
          <table:table-cell table:style-name="ce41" table:formula="of:=IF(AND([.J73]&gt;8000;[.J73]&lt;9500);30%;IF([.J73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 table:style-name="ce11" table:formula="of:=DATEDIF([.F74];[.$N$2];&quot;d&quot;)" office:value-type="float" office:value="12881" calcext:value-type="float">
            <text:p>12881</text:p>
          </table:table-cell>
          <table:table-cell table:style-name="ce41" table:formula="of:=IF(AND([.J74]&gt;8000;[.J74]&lt;9500);30%;IF([.J74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 table:style-name="ce11" table:formula="of:=DATEDIF([.F75];[.$N$2];&quot;d&quot;)" office:value-type="float" office:value="13608" calcext:value-type="float">
            <text:p>13608</text:p>
          </table:table-cell>
          <table:table-cell table:style-name="ce41" table:formula="of:=IF(AND([.J75]&gt;8000;[.J75]&lt;9500);30%;IF([.J75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 table:style-name="ce11" table:formula="of:=DATEDIF([.F76];[.$N$2];&quot;d&quot;)" office:value-type="float" office:value="12696" calcext:value-type="float">
            <text:p>12696</text:p>
          </table:table-cell>
          <table:table-cell table:style-name="ce41" table:formula="of:=IF(AND([.J76]&gt;8000;[.J76]&lt;9500);30%;IF([.J76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 table:style-name="ce11" table:formula="of:=DATEDIF([.F77];[.$N$2];&quot;d&quot;)" office:value-type="float" office:value="10799" calcext:value-type="float">
            <text:p>10799</text:p>
          </table:table-cell>
          <table:table-cell table:style-name="ce41" table:formula="of:=IF(AND([.J77]&gt;8000;[.J77]&lt;9500);30%;IF([.J77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 table:style-name="ce11" table:formula="of:=DATEDIF([.F78];[.$N$2];&quot;d&quot;)" office:value-type="float" office:value="11848" calcext:value-type="float">
            <text:p>11848</text:p>
          </table:table-cell>
          <table:table-cell table:style-name="ce41" table:formula="of:=IF(AND([.J78]&gt;8000;[.J78]&lt;9500);30%;IF([.J78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 table:style-name="ce11" table:formula="of:=DATEDIF([.F79];[.$N$2];&quot;d&quot;)" office:value-type="float" office:value="10306" calcext:value-type="float">
            <text:p>10306</text:p>
          </table:table-cell>
          <table:table-cell table:style-name="ce41" table:formula="of:=IF(AND([.J79]&gt;8000;[.J79]&lt;9500);30%;IF([.J79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 table:style-name="ce11" table:formula="of:=DATEDIF([.F80];[.$N$2];&quot;d&quot;)" office:value-type="float" office:value="12356" calcext:value-type="float">
            <text:p>12356</text:p>
          </table:table-cell>
          <table:table-cell table:style-name="ce41" table:formula="of:=IF(AND([.J80]&gt;8000;[.J80]&lt;9500);30%;IF([.J80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 table:style-name="ce11" table:formula="of:=DATEDIF([.F81];[.$N$2];&quot;d&quot;)" office:value-type="float" office:value="12591" calcext:value-type="float">
            <text:p>12591</text:p>
          </table:table-cell>
          <table:table-cell table:style-name="ce41" table:formula="of:=IF(AND([.J81]&gt;8000;[.J81]&lt;9500);30%;IF([.J81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 table:style-name="ce11" table:formula="of:=DATEDIF([.F82];[.$N$2];&quot;d&quot;)" office:value-type="float" office:value="12619" calcext:value-type="float">
            <text:p>12619</text:p>
          </table:table-cell>
          <table:table-cell table:style-name="ce41" table:formula="of:=IF(AND([.J82]&gt;8000;[.J82]&lt;9500);30%;IF([.J82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 table:style-name="ce11" table:formula="of:=DATEDIF([.F83];[.$N$2];&quot;d&quot;)" office:value-type="float" office:value="11076" calcext:value-type="float">
            <text:p>11076</text:p>
          </table:table-cell>
          <table:table-cell table:style-name="ce41" table:formula="of:=IF(AND([.J83]&gt;8000;[.J83]&lt;9500);30%;IF([.J83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 table:style-name="ce11" table:formula="of:=DATEDIF([.F84];[.$N$2];&quot;d&quot;)" office:value-type="float" office:value="13959" calcext:value-type="float">
            <text:p>13959</text:p>
          </table:table-cell>
          <table:table-cell table:style-name="ce41" table:formula="of:=IF(AND([.J84]&gt;8000;[.J84]&lt;9500);30%;IF([.J84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 table:style-name="ce11" table:formula="of:=DATEDIF([.F85];[.$N$2];&quot;d&quot;)" office:value-type="float" office:value="11854" calcext:value-type="float">
            <text:p>11854</text:p>
          </table:table-cell>
          <table:table-cell table:style-name="ce41" table:formula="of:=IF(AND([.J85]&gt;8000;[.J85]&lt;9500);30%;IF([.J85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 table:style-name="ce11" table:formula="of:=DATEDIF([.F86];[.$N$2];&quot;d&quot;)" office:value-type="float" office:value="10611" calcext:value-type="float">
            <text:p>10611</text:p>
          </table:table-cell>
          <table:table-cell table:style-name="ce41" table:formula="of:=IF(AND([.J86]&gt;8000;[.J86]&lt;9500);30%;IF([.J86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 table:style-name="ce11" table:formula="of:=DATEDIF([.F87];[.$N$2];&quot;d&quot;)" office:value-type="float" office:value="11917" calcext:value-type="float">
            <text:p>11917</text:p>
          </table:table-cell>
          <table:table-cell table:style-name="ce41" table:formula="of:=IF(AND([.J87]&gt;8000;[.J87]&lt;9500);30%;IF([.J87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 table:style-name="ce11" table:formula="of:=DATEDIF([.F88];[.$N$2];&quot;d&quot;)" office:value-type="float" office:value="10788" calcext:value-type="float">
            <text:p>10788</text:p>
          </table:table-cell>
          <table:table-cell table:style-name="ce41" table:formula="of:=IF(AND([.J88]&gt;8000;[.J88]&lt;9500);30%;IF([.J88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 table:style-name="ce11" table:formula="of:=DATEDIF([.F89];[.$N$2];&quot;d&quot;)" office:value-type="float" office:value="14643" calcext:value-type="float">
            <text:p>14643</text:p>
          </table:table-cell>
          <table:table-cell table:style-name="ce41" table:formula="of:=IF(AND([.J89]&gt;8000;[.J89]&lt;9500);30%;IF([.J89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 table:style-name="ce11" table:formula="of:=DATEDIF([.F90];[.$N$2];&quot;d&quot;)" office:value-type="float" office:value="11648" calcext:value-type="float">
            <text:p>11648</text:p>
          </table:table-cell>
          <table:table-cell table:style-name="ce41" table:formula="of:=IF(AND([.J90]&gt;8000;[.J90]&lt;9500);30%;IF([.J90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 table:style-name="ce11" table:formula="of:=DATEDIF([.F91];[.$N$2];&quot;d&quot;)" office:value-type="float" office:value="11769" calcext:value-type="float">
            <text:p>11769</text:p>
          </table:table-cell>
          <table:table-cell table:style-name="ce41" table:formula="of:=IF(AND([.J91]&gt;8000;[.J91]&lt;9500);30%;IF([.J91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 table:style-name="ce11" table:formula="of:=DATEDIF([.F92];[.$N$2];&quot;d&quot;)" office:value-type="float" office:value="11472" calcext:value-type="float">
            <text:p>11472</text:p>
          </table:table-cell>
          <table:table-cell table:style-name="ce41" table:formula="of:=IF(AND([.J92]&gt;8000;[.J92]&lt;9500);30%;IF([.J92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 table:style-name="ce11" table:formula="of:=DATEDIF([.F93];[.$N$2];&quot;d&quot;)" office:value-type="float" office:value="12959" calcext:value-type="float">
            <text:p>12959</text:p>
          </table:table-cell>
          <table:table-cell table:style-name="ce41" table:formula="of:=IF(AND([.J93]&gt;8000;[.J93]&lt;9500);30%;IF([.J93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 table:style-name="ce11" table:formula="of:=DATEDIF([.F94];[.$N$2];&quot;d&quot;)" office:value-type="float" office:value="10271" calcext:value-type="float">
            <text:p>10271</text:p>
          </table:table-cell>
          <table:table-cell table:style-name="ce41" table:formula="of:=IF(AND([.J94]&gt;8000;[.J94]&lt;9500);30%;IF([.J94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 table:style-name="ce11" table:formula="of:=DATEDIF([.F95];[.$N$2];&quot;d&quot;)" office:value-type="float" office:value="10490" calcext:value-type="float">
            <text:p>10490</text:p>
          </table:table-cell>
          <table:table-cell table:style-name="ce41" table:formula="of:=IF(AND([.J95]&gt;8000;[.J95]&lt;9500);30%;IF([.J95]&gt;9500;40%; ))"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" table:number-columns-repeated="19" table:default-cell-style-name="Default"/>
        <table:table-column table:style-name="co22" table:default-cell-style-name="Default"/>
        <table:table-column table:style-name="co2" table:number-columns-repeated="4" table:default-cell-style-name="Default"/>
        <table:table-column table:style-name="co23" table:default-cell-style-name="Default"/>
        <table:table-column table:style-name="co2" table:number-columns-repeated="996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 table:formula="of:=SUM([.W2:.W28])" office:value-type="float" office:value="14562.525" calcext:value-type="float">
            <text:p>14 562,53 zł</text:p>
          </table:table-cell>
          <table:table-cell table:style-name="ce26"/>
          <table:table-cell table:style-name="ce27"/>
          <table:table-cell table:number-columns-repeated="10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999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 table:formula="of:=AVERAGE([.V34:.V63])" office:value-type="float" office:value="13.4213333333333" calcext:value-type="float">
            <text:p>13,42 zł</text:p>
          </table:table-cell>
          <table:table-cell table:style-name="ce26"/>
          <table:table-cell table:style-name="ce27"/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2]*[.V2]" office:value-type="float" office:value="443.75" calcext:value-type="float">
            <text:p>443,75 zł</text:p>
          </table:table-cell>
          <table:table-cell table:style-name="ce11" table:formula="of:=DATEDIF([.T2];[.$AB$2];&quot;d&quot;)" office:value-type="float" office:value="11837" calcext:value-type="float">
            <text:p>11837</text:p>
          </table:table-cell>
          <table:table-cell table:style-name="ce41" table:formula="of:=IF(AND([.X2]&gt;8000;[.X2]&lt;9500);30%;IF([.X2]&gt;9500;45%; ))" office:value-type="percentage" office:value="0.45" calcext:value-type="percentage">
            <text:p>45,00%</text:p>
          </table:table-cell>
          <table:table-cell table:number-columns-repeated="2"/>
          <table:table-cell table:style-name="ce49" table:formula="of:=TODAY()" office:value-type="date" office:date-value="2019-05-22" calcext:value-type="date">
            <text:p>22.05.2019</text:p>
          </table:table-cell>
          <table:table-cell table:number-columns-repeated="996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26" table:formula="of:=MAX([.W69:.W72])" office:value-type="float" office:value="840" calcext:value-type="float">
            <text:p>840</text:p>
          </table:table-cell>
          <table:table-cell table:style-name="ce54" office:value-type="string" calcext:value-type="string">
            <text:p>Lindsey Winger</text:p>
          </table:table-cell>
          <table:table-cell table:style-name="ce28"/>
          <table:table-cell table:number-columns-repeated="10"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3]*[.V3]" office:value-type="float" office:value="860" calcext:value-type="float">
            <text:p>860,00 zł</text:p>
          </table:table-cell>
          <table:table-cell table:style-name="ce11" table:formula="of:=DATEDIF([.T3];[.$AB$2];&quot;d&quot;)" office:value-type="float" office:value="13186" calcext:value-type="float">
            <text:p>13186</text:p>
          </table:table-cell>
          <table:table-cell table:style-name="ce41" table:formula="of:=IF(AND([.X3]&gt;8000;[.X3]&lt;9500);30%;IF([.X3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26" table:formula="of:=MAX([.W151:.W174])" office:value-type="float" office:value="1008" calcext:value-type="float">
            <text:p>1008</text:p>
          </table:table-cell>
          <table:table-cell table:style-name="ce25" office:value-type="string" calcext:value-type="string">
            <text:p>Kim Smith </text:p>
          </table:table-cell>
          <table:table-cell table:style-name="ce28"/>
          <table:table-cell table:number-columns-repeated="10"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4]*[.V4]" office:value-type="float" office:value="860" calcext:value-type="float">
            <text:p>860,00 zł</text:p>
          </table:table-cell>
          <table:table-cell table:style-name="ce11" table:formula="of:=DATEDIF([.T4];[.$AB$2];&quot;d&quot;)" office:value-type="float" office:value="10370" calcext:value-type="float">
            <text:p>10370</text:p>
          </table:table-cell>
          <table:table-cell table:style-name="ce41" table:formula="of:=IF(AND([.X4]&gt;8000;[.X4]&lt;9500);30%;IF([.X4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26" table:formula="of:=COUNTA([.P78:.P146])" office:value-type="float" office:value="69" calcext:value-type="float">
            <text:p>69</text:p>
          </table:table-cell>
          <table:table-cell table:style-name="ce26"/>
          <table:table-cell table:style-name="ce27"/>
          <table:table-cell table:number-columns-repeated="10"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5]*[.V5]" office:value-type="float" office:value="443.75" calcext:value-type="float">
            <text:p>443,75 zł</text:p>
          </table:table-cell>
          <table:table-cell table:style-name="ce11" table:formula="of:=DATEDIF([.T5];[.$AB$2];&quot;d&quot;)" office:value-type="float" office:value="12535" calcext:value-type="float">
            <text:p>12535</text:p>
          </table:table-cell>
          <table:table-cell table:style-name="ce41" table:formula="of:=IF(AND([.X5]&gt;8000;[.X5]&lt;9500);30%;IF([.X5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formula="of:=COUNTA([$Lista.K2:$Lista.K95])" office:value-type="float" office:value="94" calcext:value-type="float">
            <text:p>94</text:p>
          </table:table-cell>
          <table:table-cell table:style-name="ce26"/>
          <table:table-cell table:style-name="ce27"/>
          <table:table-cell table:number-columns-repeated="10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6]*[.V6]" office:value-type="float" office:value="443.75" calcext:value-type="float">
            <text:p>443,75 zł</text:p>
          </table:table-cell>
          <table:table-cell table:style-name="ce11" table:formula="of:=DATEDIF([.T6];[.$AB$2];&quot;d&quot;)" office:value-type="float" office:value="11993" calcext:value-type="float">
            <text:p>11993</text:p>
          </table:table-cell>
          <table:table-cell table:style-name="ce41" table:formula="of:=IF(AND([.X6]&gt;8000;[.X6]&lt;9500);30%;IF([.X6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7]*[.V7]" office:value-type="float" office:value="780" calcext:value-type="float">
            <text:p>780,00 zł</text:p>
          </table:table-cell>
          <table:table-cell table:style-name="ce11" table:formula="of:=DATEDIF([.T7];[.$AB$2];&quot;d&quot;)" office:value-type="float" office:value="13954" calcext:value-type="float">
            <text:p>13954</text:p>
          </table:table-cell>
          <table:table-cell table:style-name="ce41" table:formula="of:=IF(AND([.X7]&gt;8000;[.X7]&lt;9500);30%;IF([.X7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8]*[.V8]" office:value-type="float" office:value="620" calcext:value-type="float">
            <text:p>620,00 zł</text:p>
          </table:table-cell>
          <table:table-cell table:style-name="ce11" table:formula="of:=DATEDIF([.T8];[.$AB$2];&quot;d&quot;)" office:value-type="float" office:value="10780" calcext:value-type="float">
            <text:p>10780</text:p>
          </table:table-cell>
          <table:table-cell table:style-name="ce41" table:formula="of:=IF(AND([.X8]&gt;8000;[.X8]&lt;9500);30%;IF([.X8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9]*[.V9]" office:value-type="float" office:value="780" calcext:value-type="float">
            <text:p>780,00 zł</text:p>
          </table:table-cell>
          <table:table-cell table:style-name="ce11" table:formula="of:=DATEDIF([.T9];[.$AB$2];&quot;d&quot;)" office:value-type="float" office:value="12248" calcext:value-type="float">
            <text:p>12248</text:p>
          </table:table-cell>
          <table:table-cell table:style-name="ce41" table:formula="of:=IF(AND([.X9]&gt;8000;[.X9]&lt;9500);30%;IF([.X9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10]*[.V10]" office:value-type="float" office:value="780" calcext:value-type="float">
            <text:p>780,00 zł</text:p>
          </table:table-cell>
          <table:table-cell table:style-name="ce11" table:formula="of:=DATEDIF([.T10];[.$AB$2];&quot;d&quot;)" office:value-type="float" office:value="11155" calcext:value-type="float">
            <text:p>11155</text:p>
          </table:table-cell>
          <table:table-cell table:style-name="ce41" table:formula="of:=IF(AND([.X10]&gt;8000;[.X10]&lt;9500);30%;IF([.X10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11]*[.V11]" office:value-type="float" office:value="443.75" calcext:value-type="float">
            <text:p>443,75 zł</text:p>
          </table:table-cell>
          <table:table-cell table:style-name="ce11" table:formula="of:=DATEDIF([.T11];[.$AB$2];&quot;d&quot;)" office:value-type="float" office:value="11501" calcext:value-type="float">
            <text:p>11501</text:p>
          </table:table-cell>
          <table:table-cell table:style-name="ce41" table:formula="of:=IF(AND([.X11]&gt;8000;[.X11]&lt;9500);30%;IF([.X11]&gt;9500;45%; ))"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suma=</text:p>
          </table:table-cell>
          <table:table-cell table:formula="of:=SUM([.W2:.W28])" office:value-type="float" office:value="14562.525" calcext:value-type="float">
            <text:p>14562,525</text:p>
          </table:table-cell>
          <table:table-cell table:number-columns-repeated="996"/>
        </table:table-row>
        <table:table-row table:style-name="ro2">
          <table:table-cell table:number-columns-repeated="14"/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12]*[.V12]" office:value-type="float" office:value="191.75" calcext:value-type="float">
            <text:p>191,75 zł</text:p>
          </table:table-cell>
          <table:table-cell table:style-name="ce11" table:formula="of:=DATEDIF([.T12];[.$AB$2];&quot;d&quot;)" office:value-type="float" office:value="11578" calcext:value-type="float">
            <text:p>11578</text:p>
          </table:table-cell>
          <table:table-cell table:style-name="ce41" table:formula="of:=IF(AND([.X12]&gt;8000;[.X12]&lt;9500);30%;IF([.X12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13]*[.V13]" office:value-type="float" office:value="780" calcext:value-type="float">
            <text:p>780,00 zł</text:p>
          </table:table-cell>
          <table:table-cell table:style-name="ce11" table:formula="of:=DATEDIF([.T13];[.$AB$2];&quot;d&quot;)" office:value-type="float" office:value="13644" calcext:value-type="float">
            <text:p>13644</text:p>
          </table:table-cell>
          <table:table-cell table:style-name="ce41" table:formula="of:=IF(AND([.X13]&gt;8000;[.X13]&lt;9500);30%;IF([.X13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14]*[.V14]" office:value-type="float" office:value="443.75" calcext:value-type="float">
            <text:p>443,75 zł</text:p>
          </table:table-cell>
          <table:table-cell table:style-name="ce11" table:formula="of:=DATEDIF([.T14];[.$AB$2];&quot;d&quot;)" office:value-type="float" office:value="11493" calcext:value-type="float">
            <text:p>11493</text:p>
          </table:table-cell>
          <table:table-cell table:style-name="ce41" table:formula="of:=IF(AND([.X14]&gt;8000;[.X14]&lt;9500);30%;IF([.X14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15]*[.V15]" office:value-type="float" office:value="860" calcext:value-type="float">
            <text:p>860,00 zł</text:p>
          </table:table-cell>
          <table:table-cell table:style-name="ce11" table:formula="of:=DATEDIF([.T15];[.$AB$2];&quot;d&quot;)" office:value-type="float" office:value="11529" calcext:value-type="float">
            <text:p>11529</text:p>
          </table:table-cell>
          <table:table-cell table:style-name="ce41" table:formula="of:=IF(AND([.X15]&gt;8000;[.X15]&lt;9500);30%;IF([.X15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U16]*[.V16]" office:value-type="float" office:value="703.5" calcext:value-type="float">
            <text:p>703,50 zł</text:p>
          </table:table-cell>
          <table:table-cell table:style-name="ce11" table:formula="of:=DATEDIF([.T16];[.$AB$2];&quot;d&quot;)" office:value-type="float" office:value="11818" calcext:value-type="float">
            <text:p>11818</text:p>
          </table:table-cell>
          <table:table-cell table:style-name="ce41" table:formula="of:=IF(AND([.X16]&gt;8000;[.X16]&lt;9500);30%;IF([.X16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7]*[.V17]" office:value-type="float" office:value="620" calcext:value-type="float">
            <text:p>620,00 zł</text:p>
          </table:table-cell>
          <table:table-cell table:style-name="ce11" table:formula="of:=DATEDIF([.T17];[.$AB$2];&quot;d&quot;)" office:value-type="float" office:value="13468" calcext:value-type="float">
            <text:p>13468</text:p>
          </table:table-cell>
          <table:table-cell table:style-name="ce41" table:formula="of:=IF(AND([.X17]&gt;8000;[.X17]&lt;9500);30%;IF([.X17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18]*[.V18]" office:value-type="float" office:value="191.75" calcext:value-type="float">
            <text:p>191,75 zł</text:p>
          </table:table-cell>
          <table:table-cell table:style-name="ce11" table:formula="of:=DATEDIF([.T18];[.$AB$2];&quot;d&quot;)" office:value-type="float" office:value="11489" calcext:value-type="float">
            <text:p>11489</text:p>
          </table:table-cell>
          <table:table-cell table:style-name="ce41" table:formula="of:=IF(AND([.X18]&gt;8000;[.X18]&lt;9500);30%;IF([.X18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19]*[.V19]" office:value-type="float" office:value="1008" calcext:value-type="float">
            <text:p>1 008,00 zł</text:p>
          </table:table-cell>
          <table:table-cell table:style-name="ce11" table:formula="of:=DATEDIF([.T19];[.$AB$2];&quot;d&quot;)" office:value-type="float" office:value="10768" calcext:value-type="float">
            <text:p>10768</text:p>
          </table:table-cell>
          <table:table-cell table:style-name="ce41" table:formula="of:=IF(AND([.X19]&gt;8000;[.X19]&lt;9500);30%;IF([.X19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U20]*[.V20]" office:value-type="float" office:value="392.35" calcext:value-type="float">
            <text:p>392,35 zł</text:p>
          </table:table-cell>
          <table:table-cell table:style-name="ce11" table:formula="of:=DATEDIF([.T20];[.$AB$2];&quot;d&quot;)" office:value-type="float" office:value="10215" calcext:value-type="float">
            <text:p>10215</text:p>
          </table:table-cell>
          <table:table-cell table:style-name="ce41" table:formula="of:=IF(AND([.X20]&gt;8000;[.X20]&lt;9500);30%;IF([.X20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21]*[.V21]" office:value-type="float" office:value="260" calcext:value-type="float">
            <text:p>260,00 zł</text:p>
          </table:table-cell>
          <table:table-cell table:style-name="ce11" table:formula="of:=DATEDIF([.T21];[.$AB$2];&quot;d&quot;)" office:value-type="float" office:value="11918" calcext:value-type="float">
            <text:p>11918</text:p>
          </table:table-cell>
          <table:table-cell table:style-name="ce41" table:formula="of:=IF(AND([.X21]&gt;8000;[.X21]&lt;9500);30%;IF([.X21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U22]*[.V22]" office:value-type="float" office:value="494.125" calcext:value-type="float">
            <text:p>494,13 zł</text:p>
          </table:table-cell>
          <table:table-cell table:style-name="ce11" table:formula="of:=DATEDIF([.T22];[.$AB$2];&quot;d&quot;)" office:value-type="float" office:value="12696" calcext:value-type="float">
            <text:p>12696</text:p>
          </table:table-cell>
          <table:table-cell table:style-name="ce41" table:formula="of:=IF(AND([.X22]&gt;8000;[.X22]&lt;9500);30%;IF([.X22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23]*[.V23]" office:value-type="float" office:value="260" calcext:value-type="float">
            <text:p>260,00 zł</text:p>
          </table:table-cell>
          <table:table-cell table:style-name="ce11" table:formula="of:=DATEDIF([.T23];[.$AB$2];&quot;d&quot;)" office:value-type="float" office:value="10799" calcext:value-type="float">
            <text:p>10799</text:p>
          </table:table-cell>
          <table:table-cell table:style-name="ce41" table:formula="of:=IF(AND([.X23]&gt;8000;[.X23]&lt;9500);30%;IF([.X23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24]*[.V24]" office:value-type="float" office:value="260" calcext:value-type="float">
            <text:p>260,00 zł</text:p>
          </table:table-cell>
          <table:table-cell table:style-name="ce11" table:formula="of:=DATEDIF([.T24];[.$AB$2];&quot;d&quot;)" office:value-type="float" office:value="12591" calcext:value-type="float">
            <text:p>12591</text:p>
          </table:table-cell>
          <table:table-cell table:style-name="ce41" table:formula="of:=IF(AND([.X24]&gt;8000;[.X24]&lt;9500);30%;IF([.X24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U25]*[.V25]" office:value-type="float" office:value="442.5" calcext:value-type="float">
            <text:p>442,50 zł</text:p>
          </table:table-cell>
          <table:table-cell table:style-name="ce11" table:formula="of:=DATEDIF([.T25];[.$AB$2];&quot;d&quot;)" office:value-type="float" office:value="11076" calcext:value-type="float">
            <text:p>11076</text:p>
          </table:table-cell>
          <table:table-cell table:style-name="ce41" table:formula="of:=IF(AND([.X25]&gt;8000;[.X25]&lt;9500);30%;IF([.X25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26]*[.V26]" office:value-type="float" office:value="651" calcext:value-type="float">
            <text:p>651,00 zł</text:p>
          </table:table-cell>
          <table:table-cell table:style-name="ce11" table:formula="of:=DATEDIF([.T26];[.$AB$2];&quot;d&quot;)" office:value-type="float" office:value="10611" calcext:value-type="float">
            <text:p>10611</text:p>
          </table:table-cell>
          <table:table-cell table:style-name="ce41" table:formula="of:=IF(AND([.X26]&gt;8000;[.X26]&lt;9500);30%;IF([.X26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27]*[.V27]" office:value-type="float" office:value="260" calcext:value-type="float">
            <text:p>260,00 zł</text:p>
          </table:table-cell>
          <table:table-cell table:style-name="ce11" table:formula="of:=DATEDIF([.T27];[.$AB$2];&quot;d&quot;)" office:value-type="float" office:value="14643" calcext:value-type="float">
            <text:p>14643</text:p>
          </table:table-cell>
          <table:table-cell table:style-name="ce41" table:formula="of:=IF(AND([.X27]&gt;8000;[.X27]&lt;9500);30%;IF([.X27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U28]*[.V28]" office:value-type="float" office:value="288.8" calcext:value-type="float">
            <text:p>288,80 zł</text:p>
          </table:table-cell>
          <table:table-cell table:style-name="ce11" table:formula="of:=DATEDIF([.T28];[.$AB$2];&quot;d&quot;)" office:value-type="float" office:value="12959" calcext:value-type="float">
            <text:p>12959</text:p>
          </table:table-cell>
          <table:table-cell table:style-name="ce41" table:formula="of:=IF(AND([.X28]&gt;8000;[.X28]&lt;9500);30%;IF([.X28]&gt;9500;45%; ))" office:value-type="percentage" office:value="0.45" calcext:value-type="percentage">
            <text:p>45,00%</text:p>
          </table:table-cell>
          <table:table-cell table:number-columns-repeated="99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4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34]*[.V34]" office:value-type="float" office:value="443.75" calcext:value-type="float">
            <text:p>443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U35]*[.V35]" office:value-type="float" office:value="472.15" calcext:value-type="float">
            <text:p>472,1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U36]*[.V36]" office:value-type="float" office:value="703.5" calcext:value-type="float">
            <text:p>703,5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U37]*[.V37]" office:value-type="float" office:value="350" calcext:value-type="float">
            <text:p>35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38]*[.V38]" office:value-type="float" office:value="423.5" calcext:value-type="float">
            <text:p>423,5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39]*[.V39]" office:value-type="float" office:value="443.75" calcext:value-type="float">
            <text:p>443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U40]*[.V40]" office:value-type="float" office:value="504" calcext:value-type="float">
            <text:p>504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41]*[.V41]" office:value-type="float" office:value="443.75" calcext:value-type="float">
            <text:p>443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42]*[.V42]" office:value-type="float" office:value="780" calcext:value-type="float">
            <text:p>7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43]*[.V43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44]*[.V44]" office:value-type="float" office:value="780" calcext:value-type="float">
            <text:p>7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45]*[.V45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46]*[.V46]" office:value-type="float" office:value="840" calcext:value-type="float">
            <text:p>84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47]*[.V47]" office:value-type="float" office:value="443.75" calcext:value-type="float">
            <text:p>443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U48]*[.V48]" office:value-type="float" office:value="350" calcext:value-type="float">
            <text:p>35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49]*[.V49]" office:value-type="float" office:value="443.75" calcext:value-type="float">
            <text:p>443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U50]*[.V50]" office:value-type="float" office:value="213" calcext:value-type="float">
            <text:p>213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51]*[.V51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52]*[.V52]" office:value-type="float" office:value="589" calcext:value-type="float">
            <text:p>589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U53]*[.V53]" office:value-type="float" office:value="703.5" calcext:value-type="float">
            <text:p>703,5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54]*[.V54]" office:value-type="float" office:value="100.75" calcext:value-type="float">
            <text:p>100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U55]*[.V55]" office:value-type="float" office:value="472.15" calcext:value-type="float">
            <text:p>472,1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56]*[.V56]" office:value-type="float" office:value="620" calcext:value-type="float">
            <text:p>62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U57]*[.V57]" office:value-type="float" office:value="288.8" calcext:value-type="float">
            <text:p>288,8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58]*[.V58]" office:value-type="float" office:value="260" calcext:value-type="float">
            <text:p>2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59]*[.V59]" office:value-type="float" office:value="780" calcext:value-type="float">
            <text:p>7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60]*[.V60]" office:value-type="float" office:value="260" calcext:value-type="float">
            <text:p>2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U61]*[.V61]" office:value-type="float" office:value="195.3" calcext:value-type="float">
            <text:p>195,3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U62]*[.V62]" office:value-type="float" office:value="85.25" calcext:value-type="float">
            <text:p>85,2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63]*[.V63]" office:value-type="float" office:value="100.75" calcext:value-type="float">
            <text:p>100,75 zł</text:p>
          </table:table-cell>
          <table:table-cell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4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69]*[.V69]" office:value-type="float" office:value="100.75" calcext:value-type="float">
            <text:p>100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70]*[.V70]" office:value-type="float" office:value="840" calcext:value-type="float">
            <text:p>84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71]*[.V71]" office:value-type="float" office:value="484" calcext:value-type="float">
            <text:p>484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72]*[.V72]" office:value-type="float" office:value="484" calcext:value-type="float">
            <text:p>484,00 zł</text:p>
          </table:table-cell>
          <table:table-cell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4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78]*[.V78]" office:value-type="float" office:value="443.75" calcext:value-type="float">
            <text:p>443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U79]*[.V79]" office:value-type="float" office:value="472.15" calcext:value-type="float">
            <text:p>472,1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U80]*[.V80]" office:value-type="float" office:value="703.5" calcext:value-type="float">
            <text:p>703,5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U81]*[.V81]" office:value-type="float" office:value="350" calcext:value-type="float">
            <text:p>35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U82]*[.V82]" office:value-type="float" office:value="504" calcext:value-type="float">
            <text:p>504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83]*[.V83]" office:value-type="float" office:value="840" calcext:value-type="float">
            <text:p>84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84]*[.V84]" office:value-type="float" office:value="423.5" calcext:value-type="float">
            <text:p>423,5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85]*[.V85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U86]*[.V86]" office:value-type="float" office:value="472.15" calcext:value-type="float">
            <text:p>472,1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87]*[.V87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U88]*[.V88]" office:value-type="float" office:value="472.15" calcext:value-type="float">
            <text:p>472,1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89]*[.V89]" office:value-type="float" office:value="443.75" calcext:value-type="float">
            <text:p>443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U90]*[.V90]" office:value-type="float" office:value="504" calcext:value-type="float">
            <text:p>504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U91]*[.V91]" office:value-type="float" office:value="472.15" calcext:value-type="float">
            <text:p>472,1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U92]*[.V92]" office:value-type="float" office:value="880" calcext:value-type="float">
            <text:p>8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U93]*[.V93]" office:value-type="float" office:value="880" calcext:value-type="float">
            <text:p>8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U94]*[.V94]" office:value-type="float" office:value="600" calcext:value-type="float">
            <text:p>60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95]*[.V95]" office:value-type="float" office:value="443.75" calcext:value-type="float">
            <text:p>443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U96]*[.V96]" office:value-type="float" office:value="350" calcext:value-type="float">
            <text:p>35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97]*[.V97]" office:value-type="float" office:value="780" calcext:value-type="float">
            <text:p>7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98]*[.V98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99]*[.V99]" office:value-type="float" office:value="620" calcext:value-type="float">
            <text:p>62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100]*[.V100]" office:value-type="float" office:value="780" calcext:value-type="float">
            <text:p>7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U101]*[.V101]" office:value-type="float" office:value="504" calcext:value-type="float">
            <text:p>504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102]*[.V102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103]*[.V103]" office:value-type="float" office:value="423.5" calcext:value-type="float">
            <text:p>423,5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104]*[.V104]" office:value-type="float" office:value="840" calcext:value-type="float">
            <text:p>84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105]*[.V105]" office:value-type="float" office:value="780" calcext:value-type="float">
            <text:p>7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106]*[.V106]" office:value-type="float" office:value="443.75" calcext:value-type="float">
            <text:p>443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U107]*[.V107]" office:value-type="float" office:value="350" calcext:value-type="float">
            <text:p>35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08]*[.V108]" office:value-type="float" office:value="589" calcext:value-type="float">
            <text:p>589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U109]*[.V109]" office:value-type="float" office:value="880" calcext:value-type="float">
            <text:p>8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10]*[.V110]" office:value-type="float" office:value="589" calcext:value-type="float">
            <text:p>589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U111]*[.V111]" office:value-type="float" office:value="328.8" calcext:value-type="float">
            <text:p>328,8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112]*[.V112]" office:value-type="float" office:value="780" calcext:value-type="float">
            <text:p>7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113]*[.V113]" office:value-type="float" office:value="840" calcext:value-type="float">
            <text:p>84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U114]*[.V114]" office:value-type="float" office:value="880" calcext:value-type="float">
            <text:p>8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15]*[.V115]" office:value-type="float" office:value="589" calcext:value-type="float">
            <text:p>589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U116]*[.V116]" office:value-type="float" office:value="443.75" calcext:value-type="float">
            <text:p>443,7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117]*[.V117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18]*[.V118]" office:value-type="float" office:value="589" calcext:value-type="float">
            <text:p>589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119]*[.V119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120]*[.V120]" office:value-type="float" office:value="840" calcext:value-type="float">
            <text:p>84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121]*[.V121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122]*[.V122]" office:value-type="float" office:value="860" calcext:value-type="float">
            <text:p>86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23]*[.V123]" office:value-type="float" office:value="589" calcext:value-type="float">
            <text:p>589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U124]*[.V124]" office:value-type="float" office:value="504" calcext:value-type="float">
            <text:p>504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U125]*[.V125]" office:value-type="float" office:value="703.5" calcext:value-type="float">
            <text:p>703,5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U126]*[.V126]" office:value-type="float" office:value="350" calcext:value-type="float">
            <text:p>35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27]*[.V127]" office:value-type="float" office:value="620" calcext:value-type="float">
            <text:p>62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128]*[.V128]" office:value-type="float" office:value="423.5" calcext:value-type="float">
            <text:p>423,5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129]*[.V129]" office:value-type="float" office:value="840" calcext:value-type="float">
            <text:p>84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U130]*[.V130]" office:value-type="float" office:value="472.15" calcext:value-type="float">
            <text:p>472,1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31]*[.V131]" office:value-type="float" office:value="620" calcext:value-type="float">
            <text:p>62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132]*[.V132]" office:value-type="float" office:value="423.5" calcext:value-type="float">
            <text:p>423,5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133]*[.V133]" office:value-type="float" office:value="1008" calcext:value-type="float">
            <text:p>1 008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U134]*[.V134]" office:value-type="float" office:value="392.35" calcext:value-type="float">
            <text:p>392,35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135]*[.V135]" office:value-type="float" office:value="484" calcext:value-type="float">
            <text:p>484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U136]*[.V136]" office:value-type="float" office:value="494.125" calcext:value-type="float">
            <text:p>494,13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137]*[.V137]" office:value-type="float" office:value="780" calcext:value-type="float">
            <text:p>7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U138]*[.V138]" office:value-type="float" office:value="880" calcext:value-type="float">
            <text:p>88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U139]*[.V139]" office:value-type="float" office:value="600" calcext:value-type="float">
            <text:p>60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40]*[.V140]" office:value-type="float" office:value="620" calcext:value-type="float">
            <text:p>62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U141]*[.V141]" office:value-type="float" office:value="442.5" calcext:value-type="float">
            <text:p>442,5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42]*[.V142]" office:value-type="float" office:value="651" calcext:value-type="float">
            <text:p>651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U143]*[.V143]" office:value-type="float" office:value="600" calcext:value-type="float">
            <text:p>60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U144]*[.V144]" office:value-type="float" office:value="441" calcext:value-type="float">
            <text:p>441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U145]*[.V145]" office:value-type="float" office:value="670" calcext:value-type="float">
            <text:p>670,00 zł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146]*[.V146]" office:value-type="float" office:value="484" calcext:value-type="float">
            <text:p>484,00 zł</text:p>
          </table:table-cell>
          <table:table-cell table:number-columns-repeated="100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4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table:number-columns-repeated="2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U151]*[.V151]" office:value-type="float" office:value="703.5" calcext:value-type="float">
            <text:p>703,5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U152]*[.V152]" office:value-type="float" office:value="350" calcext:value-type="float">
            <text:p>350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153]*[.V153]" office:value-type="float" office:value="423.5" calcext:value-type="float">
            <text:p>423,5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U154]*[.V154]" office:value-type="float" office:value="472.15" calcext:value-type="float">
            <text:p>472,15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U155]*[.V155]" office:value-type="float" office:value="860" calcext:value-type="float">
            <text:p>860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U156]*[.V156]" office:value-type="float" office:value="176" calcext:value-type="float">
            <text:p>176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U157]*[.V157]" office:value-type="float" office:value="288.8" calcext:value-type="float">
            <text:p>288,8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58]*[.V158]" office:value-type="float" office:value="620" calcext:value-type="float">
            <text:p>620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U159]*[.V159]" office:value-type="float" office:value="213" calcext:value-type="float">
            <text:p>213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160]*[.V160]" office:value-type="float" office:value="840" calcext:value-type="float">
            <text:p>840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U161]*[.V161]" office:value-type="float" office:value="780" calcext:value-type="float">
            <text:p>780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U162]*[.V162]" office:value-type="float" office:value="880" calcext:value-type="float">
            <text:p>880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U163]*[.V163]" office:value-type="float" office:value="176" calcext:value-type="float">
            <text:p>176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U164]*[.V164]" office:value-type="float" office:value="213" calcext:value-type="float">
            <text:p>213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U165]*[.V165]" office:value-type="float" office:value="504" calcext:value-type="float">
            <text:p>504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166]*[.V166]" office:value-type="float" office:value="100.75" calcext:value-type="float">
            <text:p>100,75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U167]*[.V167]" office:value-type="float" office:value="423.5" calcext:value-type="float">
            <text:p>423,5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68]*[.V168]" office:value-type="float" office:value="620" calcext:value-type="float">
            <text:p>620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U169]*[.V169]" office:value-type="float" office:value="1008" calcext:value-type="float">
            <text:p>1 008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170]*[.V170]" office:value-type="float" office:value="260" calcext:value-type="float">
            <text:p>260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U171]*[.V171]" office:value-type="float" office:value="442.5" calcext:value-type="float">
            <text:p>442,5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U172]*[.V172]" office:value-type="float" office:value="651" calcext:value-type="float">
            <text:p>651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U173]*[.V173]" office:value-type="float" office:value="441" calcext:value-type="float">
            <text:p>441,00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>
          <table:table-cell table:number-columns-repeated="14"/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U174]*[.V174]" office:value-type="float" office:value="100.75" calcext:value-type="float">
            <text:p>100,75 zł</text:p>
          </table:table-cell>
          <table:table-cell table:style-name="ce11"/>
          <table:table-cell table:style-name="ce41"/>
          <table:table-cell table:number-columns-repeated="999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a.A1:Lista.K95" table:orientation="column">
          <table:filter table:target-range-address="Wyniki.O150" table:condition-source-range-address="Lista.Q22:Lista.R23">
            <table:filter-and>
              <table:filter-condition table:field-number="5" table:data-type="number" table:value="32143" table:operator="&gt;="/>
              <table:filter-condition table:field-number="5" table:data-type="number" table:value="33238" table:operator="&lt;="/>
            </table:filter-and>
          </table:filter>
        </table:database-range>
        <table:database-range table:name="__Anonymous_Sheet_DB__2" table:target-range-address="Wyniki.O150:Wyniki.Y17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0:57:32.85852186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22T11:07:43.160858450</dc:date>
    <meta:editing-cycles>7</meta:editing-cycles>
    <meta:editing-duration>PT32M28S</meta:editing-duration>
    <meta:generator>LibreOffice/6.0.7.3$Linux_X86_64 LibreOffice_project/00m0$Build-3</meta:generator>
    <meta:document-statistic meta:table-count="3" meta:cell-count="2573" meta:object-count="0"/>
  </office:meta>
</office:document-meta>
</file>